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7.15cm" fo:min-width="14.1cm"/>
    </style:style>
    <style:style style:name="gr2" style:family="graphic" style:parent-style-name="standard">
      <style:graphic-properties svg:stroke-color="#00ae00" draw:fill="solid" draw:fill-color="#355e00" draw:opacity="50%" draw:textarea-horizontal-align="justify" draw:textarea-vertical-align="middle" draw:auto-grow-height="false" fo:min-height="5.766cm" fo:min-width="17.533cm" draw:shadow-opacity="50%"/>
    </style:style>
    <style:style style:name="gr3" style:family="graphic" style:parent-style-name="standard">
      <style:graphic-properties svg:stroke-color="#ff0000" draw:fill="solid" draw:fill-color="#ff3366" draw:opacity="50%" draw:textarea-horizontal-align="justify" draw:textarea-vertical-align="middle" draw:auto-grow-height="false" fo:min-height="10.508cm" fo:min-width="17.604cm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2.098cm" fo:min-width="6.148cm"/>
    </style:style>
    <style:style style:name="gr5" style:family="graphic" style:parent-style-name="standard">
      <style:graphic-properties draw:textarea-horizontal-align="justify" draw:textarea-vertical-align="middle" draw:auto-grow-height="false" fo:min-height="2.006cm" fo:min-width="6.856cm"/>
    </style:style>
    <style:style style:name="gr6" style:family="graphic" style:parent-style-name="standard">
      <style:graphic-properties draw:textarea-horizontal-align="justify" draw:textarea-vertical-align="middle" draw:auto-grow-height="false" fo:min-height="2.91cm" fo:min-width="9.16cm"/>
    </style:style>
    <style:style style:name="gr7" style:family="graphic" style:parent-style-name="standard">
      <style:graphic-properties draw:textarea-horizontal-align="justify" draw:textarea-vertical-align="middle" draw:auto-grow-height="false" fo:min-height="2.548cm" fo:min-width="8.498cm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2.25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375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1.625cm" fo:min-width="4.701cm"/>
    </style:style>
    <style:style style:name="gr13" style:family="graphic" style:parent-style-name="standard">
      <style:graphic-properties draw:textarea-horizontal-align="justify" draw:textarea-vertical-align="middle" draw:auto-grow-height="false" fo:min-height="1.236cm" fo:min-width="3.32cm"/>
    </style:style>
    <style:style style:name="gr14" style:family="graphic" style:parent-style-name="standard">
      <style:graphic-properties draw:textarea-horizontal-align="justify" draw:textarea-vertical-align="middle" draw:auto-grow-height="false" fo:min-height="1.093cm" fo:min-width="3.46cm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stroke="none" svg:stroke-color="#000000" draw:fill="none" draw:fill-color="#ffffff" fo:min-height="2.35cm"/>
    </style:style>
    <style:style style:name="gr17" style:family="graphic" style:parent-style-name="standard">
      <style:graphic-properties draw:stroke="none" svg:stroke-color="#000000" draw:fill="none" draw:fill-color="#ffffff" fo:min-height="2.85cm"/>
    </style:style>
    <style:style style:name="gr18" style:family="graphic" style:parent-style-name="standard">
      <style:graphic-properties draw:fill="none" draw:fill-color="#ffffff" draw:textarea-horizontal-align="justify" draw:textarea-vertical-align="middle" draw:auto-grow-height="false" fo:min-height="5.075cm" fo:min-width="14.324cm"/>
    </style:style>
    <style:style style:name="gr19" style:family="graphic" style:parent-style-name="standard">
      <style:graphic-properties draw:textarea-horizontal-align="justify" draw:textarea-vertical-align="middle" draw:auto-grow-height="false" fo:min-height="0.812cm" fo:min-width="3.2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355e00" draw:opacity="50%"/>
      <style:paragraph-properties fo:text-align="center"/>
    </style:style>
    <style:style style:name="P4" style:family="paragraph">
      <loext:graphic-properties draw:fill="solid" draw:fill-color="#ff3366" draw:opacity="50%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5.4cm" svg:height="8.2cm" draw:transform="skewX (0.0127409035395586) translate (16.078cm 28cm)">
          <text:p text:style-name="P1"><text:span text:style-name="T1">bd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5.501cm" svg:height="8.508cm" draw:transform="skewX (0.00680678408277789) rotate (0.00680678408277789) translate (19.5cm 10.2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5.6cm" svg:height="15.214cm" draw:transform="skewX (0.0010471975511966) rotate (0.0010471975511966) translate (5cm 4.3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6.9cm" svg:height="2.6cm" svg:x="35.5cm" svg:y="30.8cm">
          <text:p text:style-name="P1">Outputs</text:p>
          <text:p text:style-name="P1"/>
          <text:p text:style-name="P1">.tar, ostree, e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7.6cm" svg:height="2.5cm" svg:x="20.8cm" svg:y="13.2cm">
          <text:p text:style-name="P1"><text:span text:style-name="T1">bdcs-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10cm" svg:height="3.5cm" svg:x="11cm" svg:y="5.6cm">
          <text:p text:style-name="P1">Cockpit UI</text:p>
          <text:p text:style-name="P1"/>
          <text:p text:style-name="P1">(<text:span text:style-name="T1">welder-web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9.3cm" svg:height="3.1cm" svg:x="34.7cm" svg:y="12.7cm">
          <text:p text:style-name="P1"><text:span text:style-name="T1">bdcs-c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9cm" svg:height="1.5cm" svg:x="17cm" svg:y="37.6cm">
          <text:p text:style-name="P1">codec-r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line" svg:x1="24.6cm" svg:y1="13.2cm" svg:x2="16cm" svg:y2="9.1cm" draw:start-shape="id1" draw:start-glue-point="0" draw:end-shape="id2" draw:end-glue-point="2" svg:d="M24600 13200l-8600-4100" svg:viewBox="0 0 8601 4101">
          <text:p/>
        </draw:connector>
        <draw:connector draw:style-name="gr9" draw:text-style-name="P6" draw:layer="layout" draw:type="line" svg:x1="28.4cm" svg:y1="14.45cm" svg:x2="34.7cm" svg:y2="14.25cm" draw:start-shape="id1" draw:end-shape="id3" svg:d="M28400 14450l6300-200" svg:viewBox="0 0 6301 201">
          <text:p/>
        </draw:connector>
        <draw:connector draw:style-name="gr10" draw:text-style-name="P6" draw:layer="layout" svg:x1="20.7cm" svg:y1="23.8cm" svg:x2="24.6cm" svg:y2="15.7cm" draw:start-shape="id4" draw:start-glue-point="5" draw:end-shape="id1" draw:end-glue-point="2" svg:d="M20700 23800v-4049h3900v-4051" svg:viewBox="0 0 3901 8101">
          <text:p/>
        </draw:connector>
        <draw:connector draw:style-name="gr10" draw:text-style-name="P6" draw:layer="layout" svg:x1="25.7cm" svg:y1="20.9cm" svg:x2="24.6cm" svg:y2="15.7cm" draw:start-shape="id5" draw:start-glue-point="5" draw:end-shape="id1" draw:end-glue-point="2" svg:d="M25700 20900v-2599h-1100v-2601" svg:viewBox="0 0 1101 5201">
          <text:p/>
        </draw:connector>
        <draw:connector draw:style-name="gr10" draw:text-style-name="P6" draw:layer="layout" draw:type="line" svg:x1="31.426cm" svg:y1="32.1cm" svg:x2="35.5cm" svg:y2="32.1cm" draw:start-shape="id6" draw:start-glue-point="1" draw:end-shape="id7" draw:end-glue-point="3" svg:d="M31426 32100h4074" svg:viewBox="0 0 4075 1">
          <text:p/>
        </draw:connector>
        <draw:custom-shape draw:style-name="gr11" draw:text-style-name="P1" xml:id="id4" draw:id="id4" draw:layer="layout" svg:width="5.8cm" svg:height="2.6cm" svg:x="17.8cm" svg:y="23.8cm">
          <text:p text:style-name="P1">Metadata.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xml:id="id5" draw:id="id5" draw:layer="layout" svg:width="5.2cm" svg:height="3cm" svg:x="23.1cm" svg:y="20.9cm">
          <text:p text:style-name="P1">Content.repo/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5.4cm" svg:height="2.1cm" svg:x="25.4cm" svg:y="31.4cm">
          <text:p text:style-name="P1">export.hs</text:p>
          <text:p text:style-name="P1">depsolve.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6cm" svg:height="1.899cm" draw:transform="skewX (0.0247836753783195) rotate (0.02460914245312) translate (25.102cm 28.855cm)">
          <text:p text:style-name="P1">import.hs</text:p>
          <text:p text:style-name="P1">schema.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8.8cm" svg:height="1.8cm" svg:x="6.5cm" svg:y="11.4cm">
          <draw:text-box>
            <text:p><text:span text:style-name="T2">Web end-to-end testing</text:span></text:p>
          </draw:text-box>
        </draw:frame>
        <draw:frame draw:style-name="gr16" draw:text-style-name="P8" draw:layer="layout" svg:width="8.5cm" svg:height="2.6cm" svg:x="34.5cm" svg:y="18.9cm">
          <draw:text-box>
            <text:p><text:span text:style-name="T3">Depsolve testing</text:span></text:p>
            <text:p><text:span text:style-name="T3">Image build testing</text:span></text:p>
            <text:p><text:span text:style-name="T3">Functional image testing</text:span></text:p>
          </draw:text-box>
        </draw:frame>
        <draw:frame draw:style-name="gr17" draw:text-style-name="P9" draw:layer="layout" svg:width="9.8cm" svg:height="3.1cm" svg:x="6.1cm" svg:y="30.9cm">
          <draw:text-box>
            <text:p>Tested stand-alone and consumed by others</text:p>
          </draw:text-box>
        </draw:frame>
        <draw:custom-shape draw:style-name="gr18" draw:text-style-name="P2" draw:layer="layout" svg:width="15.4cm" svg:height="5.901cm" draw:transform="skewX (0.0127409035395586) translate (16.05cm 34.3cm)">
          <text:p text:style-name="P1"><text:span text:style-name="T1">Cabal dependenci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5.299cm" svg:height="1.5cm" svg:x="25.101cm" svg:y="37.701cm">
          <text:p text:style-name="P1">Content-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1:48:04.420341843</meta:creation-date>
    <dc:date>2018-02-22T14:41:33.882215315</dc:date>
    <meta:editing-duration>PT3H34M58S</meta:editing-duration>
    <meta:editing-cycles>54</meta:editing-cycles>
    <meta:generator>LibreOffice/5.0.6.2$Linux_X86_64 LibreOffice_project/00$Build-2</meta:generator>
    <meta:document-statistic meta:object-count="22"/>
  </office:meta>
</office:document-meta>
</file>